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8.5/12" office:value-type="float" office:value="0.708333333333333" calcext:value-type="float">
            <text:p>0.708333333333333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02696078431372" calcext:value-type="float">
            <text:p>0.802696078431372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0899452618126659" calcext:value-type="float">
            <text:p>0.089945261812666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7.75/12" office:value-type="float" office:value="0.645833333333333" calcext:value-type="float">
            <text:p>0.64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8/12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9.75/12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9.5/12" office:value-type="float" office:value="0.791666666666667" calcext:value-type="float">
            <text:p>0.7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0.25/12" office:value-type="float" office:value="0.854166666666667" calcext:value-type="float">
            <text:p>0.8541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1.25/12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1.25/12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9.5/12" office:value-type="float" office:value="0.791666666666667" calcext:value-type="float">
            <text:p>0.7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8.75/12" office:value-type="float" office:value="0.729166666666667" calcext:value-type="float">
            <text:p>0.7291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0.75/12" office:value-type="float" office:value="0.895833333333333" calcext:value-type="float">
            <text:p>0.89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9.5/12" office:value-type="float" office:value="0.791666666666667" calcext:value-type="float">
            <text:p>0.7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9.5/12" office:value-type="float" office:value="0.791666666666667" calcext:value-type="float">
            <text:p>0.791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8:31:59.88945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17T20:53:46.550014000</dc:date>
    <meta:editing-duration>PT4H56M10S</meta:editing-duration>
    <meta:editing-cycles>21</meta:editing-cycles>
    <meta:generator>LibreOffice/5.4.2.2$MacOSX_X86_64 LibreOffice_project/22b09f6418e8c2d508a9eaf86b2399209b0990f4</meta:generator>
    <meta:document-statistic meta:table-count="1" meta:cell-count="40" meta:object-count="0"/>
  </office:meta>
</office:document-meta>
</file>